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Nelson_20_Text">
      <style:text-properties officeooo:paragraph-rsid="04e6dde6"/>
    </style:style>
    <style:style style:name="P3" style:family="paragraph" style:parent-style-name="Nelson_20_Text">
      <style:text-properties fo:font-weight="bold" officeooo:rsid="04f97e40" style:font-weight-asian="bold" style:font-weight-complex="bold"/>
    </style:style>
    <style:style style:name="P4" style:family="paragraph" style:parent-style-name="Nelson_20_Text">
      <style:text-properties officeooo:rsid="04e2897e" officeooo:paragraph-rsid="04e2897e"/>
    </style:style>
    <style:style style:name="P5" style:family="paragraph" style:parent-style-name="Nelson_20_Text">
      <style:text-properties officeooo:rsid="04e6dde6" officeooo:paragraph-rsid="04e6dde6"/>
    </style:style>
    <style:style style:name="P6" style:family="paragraph" style:parent-style-name="Standard">
      <style:text-properties officeooo:paragraph-rsid="04b93026"/>
    </style:style>
    <style:style style:name="P7" style:family="paragraph" style:parent-style-name="Standard">
      <style:text-properties officeooo:rsid="04a191ac" officeooo:paragraph-rsid="04b93026"/>
    </style:style>
    <style:style style:name="P8" style:family="paragraph" style:parent-style-name="Standard">
      <style:text-properties officeooo:paragraph-rsid="04dc5a75"/>
    </style:style>
    <style:style style:name="P9" style:family="paragraph" style:parent-style-name="Standard">
      <style:text-properties officeooo:rsid="04f39cbf" officeooo:paragraph-rsid="04f39cbf"/>
    </style:style>
    <style:style style:name="T1" style:family="text">
      <style:text-properties officeooo:rsid="04c50ba6"/>
    </style:style>
    <style:style style:name="T2" style:family="text">
      <style:text-properties officeooo:rsid="04d9baeb"/>
    </style:style>
    <style:style style:name="T3" style:family="text">
      <style:text-properties officeooo:rsid="04dc5a7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5091e97" style:font-weight-asian="bold" style:font-weight-complex="bold"/>
    </style:style>
    <style:style style:name="T6" style:family="text">
      <style:text-properties officeooo:rsid="0501e367"/>
    </style:style>
    <style:style style:name="T7" style:family="text">
      <style:text-properties officeooo:rsid="05091e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Nelson_20_Text"><text:span text:style-name="T5">To whomever it may concern</text:span><text:span text:style-name="T4">,</text:span></text:p>
      <text:p text:style-name="P4"><text:span text:style-name="T7">As you will notice by looking at my resume, references and portfolio</text:span>, <text:span text:style-name="T7">my quality and compe</text:span>tences <text:span text:style-name="T7">are rather broad</text:span>. <text:span text:style-name="T7">I've been playing around with the web technologies since 1995</text:span>. <text:span text:style-name="T7">I</text:span>n 2003 <text:span text:style-name="T7">I moved to</text:span> Shanghai, <text:span text:style-name="T7">in</text:span> Chin<text:span text:style-name="T7">a</text:span>, <text:span text:style-name="T7">and after working for about a year as a freelancer designing various websites and corporate images</text:span>, <text:span text:style-name="T7">I accepted an offer to work for a </text:span>Shanghai <text:span text:style-name="T7">Educational organisation</text:span>, <text:span text:style-name="T7">which is</text:span> « Xiehe Education Group ». <text:span text:style-name="T7">This is where I expanded my field of competences by</text:span> <text:span text:style-name="T7">administrating</text:span> Linux <text:span text:style-name="T7">servers,</text:span> <text:span text:style-name="T7">configure mail servers</text:span>, <text:span text:style-name="T7">create, run and manage websites based on</text:span> Drupal, Wordpress et Moodle, <text:span text:style-name="T7">and I even built some custom-coded web applications using</text:span> PHP/MySQL. <text:span text:style-name="T7">I therefore now am not only at ease designing and building front-end websites and applications, but I can also administer Linux servers and applications running on it</text:span>. <text:span text:style-name="T7">I am one of those rare specimens who can perform evenly well doing simple graphic design than more technical, hand-coded HTML/CSS/PHP code.</text:span></text:p>
      <text:p text:style-name="Nelson_20_Text"><text:span text:style-name="T7">After working more than </text:span>10 <text:span text:style-name="T7">years</text:span> <text:span text:style-name="T7">i</text:span>n Chin<text:span text:style-name="T7">a</text:span>, <text:span text:style-name="T7">in</text:span> <text:span text:style-name="T6">2012 I took the decision to come back to live closer to my relatives here in</text:span> Québec. <text:span text:style-name="T7">After nearly 2 years in Québec and having experimented again as a simple web designer, I now realize that I'd like to expand my horizons a little more, perhaps eventually doing more Linux administration tasks. This is where I wish to pursue my career goals now.</text:span></text:p>
      <text:p text:style-name="P5"><text:span text:style-name="T7">I am therefore available for the displayed job offer, otherwise I am also open to any other </text:span>position(s) <text:span text:style-name="T7">for which you might judge that I have</text:span> <text:span text:style-name="T7">the necessary competences</text:span>.</text:p>
      <text:p text:style-name="P2"><text:span text:style-name="T7">Thank you for your attention, hoping to hear from you shortly</text:span>,</text:p>
      <text:p text:style-name="P6"/>
      <text:p text:style-name="P7">David Gagnon</text:p>
      <text:p text:style-name="P8"><text:a xlink:type="simple" xlink:href="mailto:toogreen@gmail.com"><text:span text:style-name="T3">toogreen@gmail.com</text:span></text:a></text:p>
      <text:p text:style-name="P9"><text:span text:style-name="T7">Home</text:span>: <text:span text:style-name="T6">438-383-3600</text:span></text:p>
      <text:p text:style-name="P9">Mobile: 438-985-5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4-06-10T19:10:47.709304000</dc:date>
    <meta:editing-duration>P3DT3H7M1S</meta:editing-duration>
    <meta:editing-cycles>1248</meta:editing-cycles>
    <meta:generator>LibreOffice/4.2.3.3$MacOSX_X86_64 LibreOffice_project/882f8a0a489bc99a9e60c7905a60226254cb6ff0</meta:generator>
    <meta:document-statistic meta:table-count="0" meta:image-count="0" meta:object-count="0" meta:page-count="1" meta:paragraph-count="9" meta:word-count="281" meta:character-count="1691" meta:non-whitespace-character-count="1419"/>
  </office:meta>
</office:document-meta>
</file>